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4.001cm" fo:margin-right="0cm" fo:line-height="100%" fo:text-align="justify" style:justify-single-word="false" fo:text-indent="0cm" style:auto-text-indent="false" style:page-number="auto" fo:background-color="transparent"/>
      <style:text-properties fo:font-size="12pt" officeooo:paragraph-rsid="001c22a3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officeooo:paragraph-rsid="001c22a3" style:font-size-asian="12pt" style:font-size-complex="12pt"/>
    </style:style>
    <style:style style:name="P3" style:family="paragraph" style:parent-style-name="Standard">
      <loext:graphic-properties draw:fill="none"/>
      <style:paragraph-properties fo:margin-left="4.001cm" fo:margin-right="0cm" fo:line-height="115%" fo:text-align="justify" style:justify-single-word="false" fo:text-indent="0cm" style:auto-text-indent="false" fo:background-color="transparent"/>
      <style:text-properties fo:font-size="12pt" officeooo:paragraph-rsid="001c22a3" style:font-size-asian="12pt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Fira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end" style:justify-single-word="false"/>
      <style:text-properties style:font-name="Fira Sans" fo:font-size="12pt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Fira Sans" fo:font-size="12pt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Fira Sans" fo:font-size="12pt" officeooo:paragraph-rsid="001c22a3" style:font-size-asian="12pt" style:font-size-complex="12pt"/>
    </style:style>
    <style:style style:name="T1" style:family="text">
      <style:text-properties fo:font-style="normal" officeooo:rsid="001c22a3" style:font-style-asian="normal" style:font-style-complex="normal"/>
    </style:style>
    <style:style style:name="T2" style:family="text">
      <style:text-properties officeooo:rsid="001c22a3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font-name="Fira Sans"/>
    </style:style>
    <style:style style:name="T5" style:family="text">
      <style:text-properties style:font-name="Fira Sans" officeooo:rsid="001c2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tividade de Avaliação 05 - Administração Geral</text:p>
      <text:p text:style-name="P5">Jonas Alves Bueno</text:p>
      <text:p text:style-name="P5">1º ADS matutino</text:p>
      <text:p text:style-name="P6"/>
      <text:p text:style-name="P6"><text:tab/>A inovação sempre foi uma prática imprescindível para que as organizações garantam a competitividade. Porém, nem sempre as empresas dispõe do orçamento necessário para investir nessa área. Portanto, Oswaldo Pedra argumenta que é imprescindível, especialmente para organizações menores, criar um ambiente favorável à inovação, ou uma cultura de inovação. No artigo “Criando um ambiente favorável à Inovação”, o autor argumenta sobre os benefício desta prática e também demonstra como isso pode ser alcançado. Destacamos aqui o reconhecimento das contribuições dos colaboradores através de espaços e vias de comunicação abertos às suas sugestões e mecanismos de retribuição aos colaboradores que agregam valor à organização.</text:p>
      <text:p text:style-name="P6"><text:tab/>Apesar de serem imprescindíveis às organizações, qualquer prática ou ideia inovadora também traz riscos. Isso se dá pois a própria definição de inovação é fazer algo novo, ou seja, fazer algo que nunca antes foi feito, ou fazê-lo de uma nova forma. E qualquer novidade é indissociável do risco, pois novas práticas podem trazer “efeitos colaterais” que não foram previstos de antemão. Contudo, correr este risco é necessário se não quisermos ser deixados pra trás. Além disso, tais práticas podem fazer com que erros sejam mais recorrentes. Entretanto o autor argumenta que tais erros não devem ser temidos e sim tomados como aprendizado para o futuro. Para tanto, argumenta-se sobre a importância da criação de sistemáticas de aprendizagem para que lições sejam retiradas dos erros que inevitavelmente surgirão.</text:p>
      <text:p text:style-name="P2"><text:span text:style-name="T4"><text:tab/>Combinando essas reflexões com o texto “Gestão do Conhecimento: o grande desafio empresarial!”, é </text:span><text:span text:style-name="T5">possível perceber que o momento atual não só possibilita esta cultura da inovação mas quase obriga as organizações a adotá-la. O autor José Cláudio Cyrineu Terra pontua: </text:span></text:p>
      <text:p text:style-name="P2"><text:span text:style-name="T5"/></text:p>
      <text:p text:style-name="P1"><text:span text:style-name="T3">Os trabalhadores, por sua vez, vêm aumentando, de forma considerável, seus patamares de educação e aspirações, ao mesmo tempo que o trabalho passa a ter um papel central em suas vidas. De fato, verifica-se que os "indivíduos organizacionais", de forma crescente, se realizam sendo criativos e aprendendo constantemente.</text:span></text:p>
      <text:p text:style-name="P3"><text:span text:style-name="T3"/></text:p>
      <text:p text:style-name="P7"><text:tab/><text:span text:style-name="T2">Ou seja, os colabores na contemporaneidade </text:span><text:span text:style-name="T1">buscam ativamente por terem contribuições efetivas, criativas e inovadoras em suas áreas de trabalho; mas também buscam reconhecimento por suas contribuições, naturalmente. O autor continua, extraindo a seguinte conclusão: </text:span>“Esta coincidência aponta, de um lado, para uma grande oportunidade: a de se criar círculos virtuosos de geração de conhecimentos.”</text:p>
      <text:p text:style-name="P6"><text:tab/><text:span text:style-name="T2">O autor também comenta sobre o que é e como pode se dar a gestão do conhecimento em uma organização, apontando ferramentas para lidar com os diferentes níveis desta gestão (micro, meso e macro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7:59:35.276183531</meta:creation-date>
    <dc:date>2022-11-11T17:59:59.241206065</dc:date>
    <meta:editing-duration>PT2H13M2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9" meta:word-count="422" meta:character-count="2796" meta:non-whitespace-character-count="2377"/>
  </office:meta>
</office:document-meta>
</file>